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df3955010" style:family="table" style:master-page-name="ta-mp-0x7fddf3955010">
      <style:table-properties table:display="true" style:writing-mode="lr-tb"/>
    </style:style>
    <style:style style:name="ta-0x7fddf3955200" style:family="table" style:master-page-name="ta-mp-0x7fddf3955200">
      <style:table-properties table:display="true" style:writing-mode="lr-tb"/>
    </style:style>
    <style:style style:name="ta-0x7fddf39553f0" style:family="table" style:master-page-name="ta-mp-0x7fddf39553f0">
      <style:table-properties table:display="true" style:writing-mode="lr-tb"/>
    </style:style>
    <style:style style:name="ta-0x7fddf39555e0" style:family="table" style:master-page-name="ta-mp-0x7fddf39555e0">
      <style:table-properties table:display="true" style:writing-mode="lr-tb"/>
    </style:style>
    <style:style style:name="ta-0x7fddf39557d0" style:family="table" style:master-page-name="ta-mp-0x7fddf39557d0">
      <style:table-properties table:display="true" style:writing-mode="lr-tb"/>
    </style:style>
    <style:style style:name="ta-0x7fddf39559c0" style:family="table" style:master-page-name="ta-mp-0x7fddf3955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df3907e0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f2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05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1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2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3c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39084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c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40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39087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96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2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6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40f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39088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b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f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9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8d0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0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2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a8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69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1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41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39093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7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a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5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8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c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e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71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68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9d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411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3909f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a3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c4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a0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a4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c5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c8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6ca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3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c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412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f7bc9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cc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0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ca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cd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1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3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83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074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2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39414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f7bd4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8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b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6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9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f7bdc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20.0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COL-10" style:family="table-column">
      <style:table-column-properties style:column-width="64.50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df38f270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390b8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39c083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39c74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39cc65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ddf3955010" table:print="false">
        <office:forms form:automatic-focus="false" form:apply-design-mode="false">
          <form:form/>
        </office:forms>
        <table:table-column table:default-cell-style-name="ACE-0x7fddf3907cd8" table:style-name="ACOL-1"/>
        <table:table-column table:style-name="ACOL-0" table:number-columns-repeated="127"/>
        <table:table-row table:style-name="AROW-0">
          <table:table-cell table:style-name="ACE-0x7fddf3907e0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ddf3907f28" table:content-validation-name="VAL-0x7fddf38f270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df3908050" table:content-validation-name="VAL-0x7fddf390b87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ddf3908178" table:content-validation-name="VAL-0x7fddf39c083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ddf39082a0" table:content-validation-name="VAL-0x7fddf39c7410" office:value-type="string">
            <text:p>verifyHighlightedRow</text:p>
          </table:table-cell>
          <table:table-cell table:number-columns-repeated="127" table:style-name="Gnumeric-default"/>
        </table:table-row>
        <table:table-row table:style-name="AROW-0">
          <table:table-cell table:style-name="ACE-0x7fddf39083c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df39084f0" table:content-validation-name="VAL-0x7fddf39cc65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ddf3955200" table:print="false">
        <office:forms form:automatic-focus="false" form:apply-design-mode="false">
          <form:form/>
        </office:forms>
        <table:table-column table:default-cell-style-name="ACE-0x7fddf3908618" table:style-name="ACOL-3"/>
        <table:table-column table:default-cell-style-name="ACE-0x7fddf3908618" table:style-name="ACOL-4"/>
        <table:table-column table:default-cell-style-name="ACE-0x7fddf3908618" table:style-name="ACOL-5"/>
        <table:table-column table:default-cell-style-name="ACE-0x7fddf3908618" table:style-name="ACOL-6"/>
        <table:table-column table:default-cell-style-name="ACE-0x7fddf3908618" table:style-name="ACOL-7" table:number-columns-repeated="2"/>
        <table:table-column table:default-cell-style-name="ACE-0x7fddf3908618" table:style-name="ACOL-8"/>
        <table:table-column table:default-cell-style-name="ACE-0x7fddf3908618" table:style-name="ACOL-9"/>
        <table:table-column table:default-cell-style-name="ACE-0x7fddf3940f60" table:style-name="ACOL-0" table:number-columns-repeated="120"/>
        <table:table-row table:style-name="AROW-0">
          <table:table-cell table:style-name="ACE-0x7fddf3908740" office:value-type="string">
            <text:p>User Name</text:p>
          </table:table-cell>
          <table:table-cell table:style-name="ACE-0x7fddf3908868" office:value-type="string">
            <text:p>Password</text:p>
          </table:table-cell>
          <table:table-cell table:style-name="ACE-0x7fddf3908990" office:value-type="string">
            <text:p>SearchTextName</text:p>
          </table:table-cell>
          <table:table-cell table:number-columns-repeated="5" table:style-name="ACE-0x7fddf3908618"/>
          <table:table-cell table:number-columns-repeated="120" table:style-name="ACE-0x7fddf3940f60"/>
        </table:table-row>
        <table:table-row table:style-name="AROW-0">
          <table:table-cell table:style-name="ACE-0x7fddf3907960" office:value-type="string">
            <text:p>testshopclue@sc.com</text:p>
          </table:table-cell>
          <table:table-cell table:style-name="ACE-0x7fddf3908be0" office:value-type="float" office:value="123456">
            <text:p>123456</text:p>
          </table:table-cell>
          <table:table-cell table:style-name="ACE-0x7fddf3908d08" office:value-type="string">
            <text:p>Shirt</text:p>
          </table:table-cell>
          <table:table-cell table:number-columns-repeated="5" table:style-name="ACE-0x7fddf3908618"/>
          <table:table-cell table:number-columns-repeated="120" table:style-name="ACE-0x7fddf3940f60"/>
        </table:table-row>
        <table:table-row table:style-name="AROW-0">
          <table:table-cell table:style-name="ACE-0x7fddf3907270" office:value-type="string">
            <text:p>testshopclue@sc.com</text:p>
          </table:table-cell>
          <table:table-cell table:style-name="ACE-0x7fddf3908f58" office:value-type="float" office:value="123456">
            <text:p>123456</text:p>
          </table:table-cell>
          <table:table-cell table:style-name="ACE-0x7fddf3909080"/>
          <table:table-cell table:number-columns-repeated="5" table:style-name="ACE-0x7fddf3908618"/>
          <table:table-cell table:number-columns-repeated="120" table:style-name="ACE-0x7fddf3940f6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ddf3940f6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ddf39553f0" table:print="false">
        <office:forms form:automatic-focus="false" form:apply-design-mode="false">
          <form:form/>
        </office:forms>
        <table:table-column table:default-cell-style-name="ACE-0x7fddf39091a8" table:style-name="ACOL-3"/>
        <table:table-column table:default-cell-style-name="ACE-0x7fddf39091a8" table:style-name="ACOL-4"/>
        <table:table-column table:default-cell-style-name="ACE-0x7fddf39091a8" table:style-name="ACOL-5"/>
        <table:table-column table:default-cell-style-name="ACE-0x7fddf39091a8" table:style-name="ACOL-6"/>
        <table:table-column table:default-cell-style-name="ACE-0x7fddf39091a8" table:style-name="ACOL-7" table:number-columns-repeated="2"/>
        <table:table-column table:default-cell-style-name="ACE-0x7fddf39091a8" table:style-name="ACOL-8"/>
        <table:table-column table:default-cell-style-name="ACE-0x7fddf39091a8" table:style-name="ACOL-9"/>
        <table:table-column table:default-cell-style-name="ACE-0x7fddf3941088" table:style-name="ACOL-0" table:number-columns-repeated="120"/>
        <table:table-row table:style-name="AROW-0">
          <table:table-cell table:style-name="ACE-0x7fddf39092d0" office:value-type="string">
            <text:p>User Name</text:p>
          </table:table-cell>
          <table:table-cell table:style-name="ACE-0x7fddf39093f8" office:value-type="string">
            <text:p>Password</text:p>
          </table:table-cell>
          <table:table-cell table:style-name="ACE-0x7fddf3909520" office:value-type="string">
            <text:p>SearchTextName</text:p>
          </table:table-cell>
          <table:table-cell table:number-columns-repeated="5" table:style-name="ACE-0x7fddf39091a8"/>
          <table:table-cell table:number-columns-repeated="120" table:style-name="ACE-0x7fddf3941088"/>
        </table:table-row>
        <table:table-row table:style-name="AROW-0">
          <table:table-cell table:style-name="ACE-0x7fddf3907a88" office:value-type="string">
            <text:p>testshopclue@sc.com</text:p>
          </table:table-cell>
          <table:table-cell table:style-name="ACE-0x7fddf3909770" office:value-type="float" office:value="123456">
            <text:p>123456</text:p>
          </table:table-cell>
          <table:table-cell table:style-name="ACE-0x7fddf3909898" office:value-type="string">
            <text:p>Shirt</text:p>
          </table:table-cell>
          <table:table-cell table:number-columns-repeated="5" table:style-name="ACE-0x7fddf39091a8"/>
          <table:table-cell table:number-columns-repeated="120" table:style-name="ACE-0x7fddf3941088"/>
        </table:table-row>
        <table:table-row table:style-name="AROW-0">
          <table:table-cell table:style-name="ACE-0x7fddf3906930" office:value-type="string">
            <text:p>testshopclue@sc.com</text:p>
          </table:table-cell>
          <table:table-cell table:style-name="ACE-0x7fddf3909ae8" office:value-type="float" office:value="123456">
            <text:p>123456</text:p>
          </table:table-cell>
          <table:table-cell table:style-name="ACE-0x7fddf3909c10"/>
          <table:table-cell table:number-columns-repeated="5" table:style-name="ACE-0x7fddf39091a8"/>
          <table:table-cell table:number-columns-repeated="120" table:style-name="ACE-0x7fddf394108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394108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ddf39555e0" table:print="false">
        <office:forms form:automatic-focus="false" form:apply-design-mode="false">
          <form:form/>
        </office:forms>
        <table:table-column table:default-cell-style-name="ACE-0x7fddf3909d38" table:style-name="ACOL-3"/>
        <table:table-column table:default-cell-style-name="ACE-0x7fddf3909d38" table:style-name="ACOL-4"/>
        <table:table-column table:default-cell-style-name="ACE-0x7fddf3909d38" table:style-name="ACOL-5"/>
        <table:table-column table:default-cell-style-name="ACE-0x7fddf3909d38" table:style-name="ACOL-6"/>
        <table:table-column table:default-cell-style-name="ACE-0x7fddf3909d38" table:style-name="ACOL-7" table:number-columns-repeated="2"/>
        <table:table-column table:default-cell-style-name="ACE-0x7fddf3909d38" table:style-name="ACOL-8"/>
        <table:table-column table:default-cell-style-name="ACE-0x7fddf3909d38" table:style-name="ACOL-9"/>
        <table:table-column table:default-cell-style-name="ACE-0x7fddf39411b0" table:style-name="ACOL-0" table:number-columns-repeated="120"/>
        <table:table-row table:style-name="AROW-0">
          <table:table-cell table:style-name="ACE-0x7fddf3909e60" office:value-type="string">
            <text:p>User Name</text:p>
          </table:table-cell>
          <table:table-cell table:style-name="ACE-0x7fddf3909f88" office:value-type="string">
            <text:p>Password</text:p>
          </table:table-cell>
          <table:table-cell table:style-name="ACE-0x7fddf390a0b0" office:value-type="string">
            <text:p>SearchTextName</text:p>
          </table:table-cell>
          <table:table-cell table:number-columns-repeated="5" table:style-name="ACE-0x7fddf3909d38"/>
          <table:table-cell table:number-columns-repeated="120" table:style-name="ACE-0x7fddf39411b0"/>
        </table:table-row>
        <table:table-row table:style-name="AROW-0">
          <table:table-cell table:style-name="ACE-0x7fddf3907710" office:value-type="string">
            <text:p>testshopclue@sc.com</text:p>
          </table:table-cell>
          <table:table-cell table:style-name="ACE-0x7fddf390a300" office:value-type="float" office:value="123456">
            <text:p>123456</text:p>
          </table:table-cell>
          <table:table-cell table:style-name="ACE-0x7fddf390a428" office:value-type="string">
            <text:p>Shirt</text:p>
          </table:table-cell>
          <table:table-cell table:number-columns-repeated="5" table:style-name="ACE-0x7fddf3909d38"/>
          <table:table-cell table:number-columns-repeated="120" table:style-name="ACE-0x7fddf39411b0"/>
        </table:table-row>
        <table:table-row table:style-name="AROW-0">
          <table:table-cell table:style-name="ACE-0x7fddf3906808" office:value-type="string">
            <text:p>testshopclue@sc.com</text:p>
          </table:table-cell>
          <table:table-cell table:style-name="ACE-0x7fddff7bc4a8" office:value-type="float" office:value="123456">
            <text:p>123456</text:p>
          </table:table-cell>
          <table:table-cell table:style-name="ACE-0x7fddff7bc5d0"/>
          <table:table-cell table:number-columns-repeated="5" table:style-name="ACE-0x7fddf3909d38"/>
          <table:table-cell table:number-columns-repeated="120" table:style-name="ACE-0x7fddf39411b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39411b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ddf39557d0" table:print="false">
        <office:forms form:automatic-focus="false" form:apply-design-mode="false">
          <form:form/>
        </office:forms>
        <table:table-column table:default-cell-style-name="ACE-0x7fddff7bc6f8" table:style-name="ACOL-3"/>
        <table:table-column table:default-cell-style-name="ACE-0x7fddff7bc6f8" table:style-name="ACOL-4"/>
        <table:table-column table:default-cell-style-name="ACE-0x7fddff7bc6f8" table:style-name="ACOL-5"/>
        <table:table-column table:default-cell-style-name="ACE-0x7fddff7bc6f8" table:style-name="ACOL-6"/>
        <table:table-column table:default-cell-style-name="ACE-0x7fddff7bc6f8" table:style-name="ACOL-7" table:number-columns-repeated="2"/>
        <table:table-column table:default-cell-style-name="ACE-0x7fddff7bc6f8" table:style-name="ACOL-8"/>
        <table:table-column table:default-cell-style-name="ACE-0x7fddff7bc6f8" table:style-name="ACOL-9"/>
        <table:table-column table:default-cell-style-name="ACE-0x7fddf39412d8" table:style-name="ACOL-0" table:number-columns-repeated="120"/>
        <table:table-row table:style-name="AROW-0">
          <table:table-cell table:style-name="ACE-0x7fddff7bc820" office:value-type="string">
            <text:p>User Name</text:p>
          </table:table-cell>
          <table:table-cell table:style-name="ACE-0x7fddff7bc948" office:value-type="string">
            <text:p>Password</text:p>
          </table:table-cell>
          <table:table-cell table:style-name="ACE-0x7fddff7bca70" office:value-type="string">
            <text:p>SearchTextName</text:p>
          </table:table-cell>
          <table:table-cell table:number-columns-repeated="5" table:style-name="ACE-0x7fddff7bc6f8"/>
          <table:table-cell table:number-columns-repeated="120" table:style-name="ACE-0x7fddf39412d8"/>
        </table:table-row>
        <table:table-row table:style-name="AROW-0">
          <table:table-cell table:style-name="ACE-0x7fddf3906ca8" office:value-type="string">
            <text:p>testshopclue@sc.com</text:p>
          </table:table-cell>
          <table:table-cell table:style-name="ACE-0x7fddff7bccc0" office:value-type="float" office:value="123456">
            <text:p>123456</text:p>
          </table:table-cell>
          <table:table-cell table:style-name="ACE-0x7fddff7bcde8" office:value-type="string">
            <text:p>Shirt</text:p>
          </table:table-cell>
          <table:table-cell table:number-columns-repeated="5" table:style-name="ACE-0x7fddff7bc6f8"/>
          <table:table-cell table:number-columns-repeated="120" table:style-name="ACE-0x7fddf39412d8"/>
        </table:table-row>
        <table:table-row table:style-name="AROW-0">
          <table:table-cell table:style-name="ACE-0x7fddf3907398" office:value-type="string">
            <text:p>testshopclue@sc.com</text:p>
          </table:table-cell>
          <table:table-cell table:style-name="ACE-0x7fddff7bd038" office:value-type="float" office:value="123456">
            <text:p>123456</text:p>
          </table:table-cell>
          <table:table-cell table:style-name="ACE-0x7fddff7bd160"/>
          <table:table-cell table:number-columns-repeated="5" table:style-name="ACE-0x7fddff7bc6f8"/>
          <table:table-cell table:number-columns-repeated="120" table:style-name="ACE-0x7fddf39412d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39412d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ddf39559c0" table:print="false">
        <office:forms form:automatic-focus="false" form:apply-design-mode="false">
          <form:form/>
        </office:forms>
        <table:table-column table:default-cell-style-name="ACE-0x7fddff7bd288" table:style-name="ACOL-3"/>
        <table:table-column table:default-cell-style-name="ACE-0x7fddff7bd288" table:style-name="ACOL-10"/>
        <table:table-column table:default-cell-style-name="ACE-0x7fddff7bd288" table:style-name="ACOL-5"/>
        <table:table-column table:default-cell-style-name="ACE-0x7fddff7bd288" table:style-name="ACOL-6"/>
        <table:table-column table:default-cell-style-name="ACE-0x7fddff7bd288" table:style-name="ACOL-7" table:number-columns-repeated="2"/>
        <table:table-column table:default-cell-style-name="ACE-0x7fddff7bd288" table:style-name="ACOL-8"/>
        <table:table-column table:default-cell-style-name="ACE-0x7fddff7bd288" table:style-name="ACOL-9"/>
        <table:table-column table:default-cell-style-name="ACE-0x7fddf3941400" table:style-name="ACOL-0" table:number-columns-repeated="120"/>
        <table:table-row table:style-name="AROW-0">
          <table:table-cell table:style-name="ACE-0x7fddff7bd3b0" office:value-type="string">
            <text:p>User Name</text:p>
          </table:table-cell>
          <table:table-cell table:style-name="ACE-0x7fddff7bd4d8" office:value-type="string">
            <text:p>Password</text:p>
          </table:table-cell>
          <table:table-cell table:style-name="ACE-0x7fddff7bd600" office:value-type="string">
            <text:p>SearchTextName</text:p>
          </table:table-cell>
          <table:table-cell table:number-columns-repeated="5" table:style-name="ACE-0x7fddff7bd288"/>
          <table:table-cell table:number-columns-repeated="120" table:style-name="ACE-0x7fddf3941400"/>
        </table:table-row>
        <table:table-row table:style-name="AROW-0">
          <table:table-cell table:style-name="ACE-0x7fddf3907838" office:value-type="string">
            <text:p>testshopclue@sc.com</text:p>
          </table:table-cell>
          <table:table-cell table:style-name="ACE-0x7fddff7bd850" office:value-type="float" office:value="123456">
            <text:p>123456</text:p>
          </table:table-cell>
          <table:table-cell table:style-name="ACE-0x7fddff7bd978" office:value-type="string">
            <text:p>Shirt</text:p>
          </table:table-cell>
          <table:table-cell table:number-columns-repeated="5" table:style-name="ACE-0x7fddff7bd288"/>
          <table:table-cell table:number-columns-repeated="120" table:style-name="ACE-0x7fddf3941400"/>
        </table:table-row>
        <table:table-row table:style-name="AROW-0">
          <table:table-cell table:style-name="ACE-0x7fddf39074c0" office:value-type="string">
            <text:p>testshopclue@sc.com</text:p>
          </table:table-cell>
          <table:table-cell table:style-name="ACE-0x7fddff7bdbc8" office:value-type="float" office:value="123456">
            <text:p>123456</text:p>
          </table:table-cell>
          <table:table-cell table:style-name="ACE-0x7fddff7bdcf0"/>
          <table:table-cell table:number-columns-repeated="5" table:style-name="ACE-0x7fddff7bd288"/>
          <table:table-cell table:number-columns-repeated="120" table:style-name="ACE-0x7fddf394140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394140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ddf3904b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df38bb2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df38c83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dfc615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dfc6bdc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dfc6f6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df3955010" style:display-name="TestCase" style:page-layout-name="pl-0x7fddf3904b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3955200" style:display-name="AQA1_TestData" style:page-layout-name="pl-0x7fddf38bb2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39553f0" style:display-name="AQA2_TestData" style:page-layout-name="pl-0x7fddf38c8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39555e0" style:display-name="AQA3_TestData" style:page-layout-name="pl-0x7fddfc615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39557d0" style:display-name="AQA4_TestData" style:page-layout-name="pl-0x7fddfc6bdc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39559c0" style:display-name="AQA5_TestData" style:page-layout-name="pl-0x7fddfc6f6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4:55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